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witches in dialogue selection marked with ! are OFF (according to Lav, ! means NOT in programming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ditional dialogue choices is FR just marked in the text of the choice itself. This sucks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he plugin that does conditional dialogue choices is “ALOE_ConditionalChoices”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f &lt;&lt;s[XXX]&gt;&gt;&gt; then that means the choice is HIDDEN if that variable is ON</text:p>
          </table:table-cell>
          <table:table-cell table:number-columns-repeated="6"/>
          <table:table-cell office:value-type="string" calcext:value-type="string">
            <text:p>==='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string" calcext:value-type="string">
            <text:p>if &lt;&lt;v[XXX] &gt; 0&gt;&gt; then that choice is HIDDEN if that variable is GREATER THAN 0 </text:p>
          </table:table-cell>
          <table:table-cell table:number-columns-repeated="6"/>
          <table:table-cell office:value-type="string" calcext:value-type="string">
            <text:p>!==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string" calcext:value-type="string">
            <text:p>if &lt;&lt;v[xxx] === 0&gt;&gt; then that choice is HIDDEN if that variable is EQUAL TO 0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&gt;=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||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<text:a xlink:href="http://yanfly.moe/2018/01/26/yep-162-advanced-switches-and-variables-tutorial-rpg-maker-mv/#more-6424" xlink:type="simple">Yanfly advanced switches and variables tutorial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://yanfly.moe/yep/" xlink:type="simple">List of Yanfly Plugin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://yanfly.moe/2015/10/10/yep-2-message-core/" xlink:type="simple">THE HOLY GRAIL (yanfly message core)</text:a>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When selecting a plugin, you can click the “Help” (Hilfe) button to see everything it does!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ant Plugins are Message Core (YEP_MessageCore) and it’s extensions, which add the fuckton of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logue commands that isat u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 plopping the game into rpgmaker as a project, you already have access to the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Does it count as piracy if you did it by accident?)</text:p>
          </table:table-cell>
          <table:table-cell table:number-columns-repeated="8"/>
        </table:table-row>
      </table:table>
      <table:table table:name="Bonnie Listenin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dequest Variab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1" office:value-type="string" calcext:value-type="string">
            <text:p>BonnieListening</text:p>
          </table:table-cell>
          <table:table-cell/>
          <table:table-cell office:value-type="string" calcext:value-type="string">
            <text:p>(Stupid Rotten Adults / Memory of Promis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ack break Bonnie hears death</text:p>
          </table:table-cell>
          <table:table-cell table:number-columns-repeated="3"/>
          <table:table-cell office:value-type="string" calcext:value-type="string">
            <text:p>Seems like you can only do it with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 end room Bonnie yoinks book (Map 100 Writing)</text:p>
          </table:table-cell>
          <table:table-cell table:number-columns-repeated="3"/>
          <table:table-cell office:value-type="string" calcext:value-type="string">
            <text:p>Bonniequest don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d second copy (Map 110 Break Room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peat snack break and notice bonnie</text:p>
          </table:table-cell>
          <table:table-cell table:number-columns-repeated="3"/>
          <table:table-cell office:value-type="string" calcext:value-type="string">
            <text:p>Snackbreak is Floor 3 Start (Map 041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“Bury me somewhere. Can we talk abt smth else?”</text:p>
          </table:table-cell>
          <table:table-cell table:number-columns-repeated="3"/>
          <table:table-cell office:value-type="string" calcext:value-type="string">
            <text:p>s333?</text:p>
          </table:table-cell>
          <table:table-cell office:value-type="string" calcext:value-type="string">
            <text:p>Reburymesomewhe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cant talk to Bonnie r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lk to Bonnie again (event page 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  <table:table-cell office:value-type="string" calcext:value-type="string">
            <text:p>you can START without friendquest but ur stuck</text:p>
          </table:table-cell>
          <table:table-cell/>
        </table:table-row>
        <table:table-row table:style-name="ro1">
          <table:table-cell office:value-type="string" calcext:value-type="string">
            <text:p>Note: Bonnie won’t look if friendquest is done in the same loop</text:p>
          </table:table-cell>
          <table:table-cell table:number-columns-repeated="4"/>
          <table:table-cell office:value-type="string" calcext:value-type="string">
            <text:p>at listening 6 until u do i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“Just bury me somewhere” is the loop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ck after bonnie says I hate you</text:p>
          </table:table-cell>
          <table:table-cell/>
        </table:table-row>
        <table:table-row table:style-name="ro3"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Loop Dagg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opDaggerConvo (v334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 tears 20 ti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Loop abt Dagger (PreDialogu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ep the Dagg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p after obtaining the dagger (doesn’t matter if u use it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lk to Loop again and keep the dagg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lk to Loop again and give the dagger up</text:p>
          </table:table-cell>
        </table:table-row>
      </table:table>
      <table:table table:name="Isa Confession" table:style-name="ta1">
        <table:table-column table:style-name="co1" table:number-columns-repeated="10" table:default-cell-style-name="Default"/>
        <table:table-row table:style-name="ro1">
          <table:table-cell table:style-name="ce22" office:value-type="string" calcext:value-type="string" table:number-columns-spanned="3" table:number-rows-spanned="2">
            <text:p>ISABEAU CONFESS ALREADY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 calcext:value-type="string" table:number-columns-spanned="3" table:number-rows-spanned="1">
            <text:p>QQQ_MakeHimSayItFriend_ TL (v0059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cides who’s interrupting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nnie</text:p>
          </table:table-cell>
          <table:table-cell table:number-columns-repeated="4"/>
          <table:table-cell office:value-type="string" calcext:value-type="string">
            <text:p>You can only tell someone to shut it after they’ve interrupted you. The next person interrupting advances the qu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rabelle</text:p>
          </table:table-cell>
          <table:table-cell table:number-columns-repeated="4"/>
          <table:table-cell office:value-type="string" calcext:value-type="string">
            <text:p>Order is: Bonnie → Mirabelle → Odile → Confession → Siffri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il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  <table:table-cell table:number-columns-repeated="4"/>
          <table:table-cell office:value-type="string" calcext:value-type="string">
            <text:p>Bonnie shush: v0059 1-4</text:p>
          </table:table-cell>
          <table:table-cell/>
          <table:table-cell office:value-type="string" calcext:value-type="string">
            <text:p>Odile shush: 3-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frin</text:p>
          </table:table-cell>
          <table:table-cell table:number-columns-repeated="4"/>
          <table:table-cell office:value-type="string" calcext:value-type="string">
            <text:p>Mira shush: v0059 2-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fter you get the confession,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Permutations of who you’ve told to shut the fuck up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you don’t need to tell people to shut up.</text:p>
          </table:table-cell>
        </table:table-row>
        <table:table-row table:style-name="ro1">
          <table:table-cell table:style-name="ce21" office:value-type="string" calcext:value-type="string">
            <text:p>Spoken to</text:p>
          </table:table-cell>
          <table:table-cell table:style-name="ce21"/>
          <table:table-cell table:style-name="ce26" office:value-type="string" calcext:value-type="string">
            <text:p>Interrupter</text:p>
          </table:table-cell>
          <table:table-cell table:style-name="ce28" office:value-type="string" calcext:value-type="string">
            <text:p>V Start</text:p>
          </table:table-cell>
          <table:table-cell table:style-name="ce28" office:value-type="string" calcext:value-type="string">
            <text:p>Set To</text:p>
          </table:table-cell>
          <table:table-cell table:style-name="ce29"/>
          <table:table-cell table:style-name="ce21" office:value-type="string" calcext:value-type="string">
            <text:p>Data stored in:</text:p>
          </table:table-cell>
          <table:table-cell table:number-columns-repeated="2"/>
          <table:table-cell office:value-type="string" calcext:value-type="string">
            <text:p>They stop interrupting once you stop trying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No on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Common Event 0129</text:p>
          </table:table-cell>
          <table:table-cell table:number-columns-repeated="2"/>
          <table:table-cell office:value-type="string" calcext:value-type="string">
            <text:p>Lmao. Lol, even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Bonni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WhosInterruptingAtTheEnd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Mirabelle</text:p>
          </table:table-cell>
          <table:covered-table-cell table:style-name="ce25"/>
          <table:table-cell table:style-name="ce27" office:value-type="string" calcext:value-type="string">
            <text:p>Odil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End value decides interrupter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Odil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Map Data: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, 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020 (Last Room)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Everybody</text:p>
          </table:table-cell>
          <table:covered-table-cell table:style-name="ce25"/>
          <table:table-cell table:style-name="ce27" office:value-type="string" calcext:value-type="string">
            <text:p>None/Confess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0"/>
          <table:table-cell office:value-type="string" calcext:value-type="string">
            <text:p>005: Isabeau, event page 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 calcext:value-type="string" table:number-columns-spanned="2" table:number-rows-spanned="1">
            <text:p>QQQ_MakeHimSayIt_AL</text:p>
          </table:table-cell>
          <table:covered-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Quest Progression</text:p>
          </table:table-cell>
          <table:table-cell table:style-name="ce21"/>
          <table:table-cell office:value-type="string" calcext:value-type="string">
            <text:p>What sets it TO the state, not what it starts out as.</text:p>
          </table:table-cell>
          <table:table-cell table:number-columns-repeated="5"/>
          <table:table-cell office:value-type="string" calcext:value-type="string">
            <text:p>What state it’s unlocked 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est star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Bonnie interrup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time to the end, talk to Isa, Bonnie interrupt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irabelle interrup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time to the end, Mirabelle interrupts (see above)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Odile interrup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time to the end, Odile interrupts (see above)</text:p>
          </table:table-cell>
          <table:table-cell table:number-columns-repeated="3"/>
          <table:table-cell office:value-type="string" calcext:value-type="string">
            <text:p>THIS sets IsaYouKnow to = 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ession ge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Sif interrupts</text:p>
          </table:table-cell>
        </table:table-row>
        <table:table-row table:style-name="ro1">
          <table:table-cell table:style-name="ce24" office:value-type="string" calcext:value-type="string">
            <text:p>&gt;4</text:p>
          </table:table-cell>
          <table:table-cell office:value-type="string" calcext:value-type="string">
            <text:p>Everything after (Sif interrupts)</text:p>
          </table:table-cell>
          <table:table-cell table:number-columns-repeated="2"/>
          <table:table-cell office:value-type="string" calcext:value-type="string">
            <text:p>Sets MakeHimSayItFriend to = 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0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ether Sif knows Isa’s crush. This sets all the “wow Sif you’re gross” dialogue</text:p>
          </table:table-cell>
          <table:table-cell office:value-type="string" calcext:value-type="string">
            <text:p>IsaYouKn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s, it’s not Bad Touch. Gotten when Odile interrupt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aYouKnow</text:p>
          </table:table-cell>
          <table:table-cell office:value-type="string" calcext:value-type="string">
            <text:p>Memory of Confession Yes/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aquestDone</text:p>
          </table:table-cell>
          <table:table-cell office:value-type="string" calcext:value-type="string">
            <text:p>explanatory</text:p>
          </table:table-cell>
          <table:table-cell table:number-columns-repeated="8"/>
        </table:table-row>
      </table:table>
      <table:table table:name="Friendquests" table:style-name="ta1">
        <table:table-column table:style-name="co1" table:number-columns-repeated="7" table:default-cell-style-name="Default"/>
        <table:table-row table:style-name="ro1">
          <table:table-cell table:number-columns-repeated="6"/>
          <table:table-cell office:value-type="string" calcext:value-type="string">
            <text:p>Odilequest</text:p>
          </table:table-cell>
        </table:table-row>
        <table:table-row table:style-name="ro1">
          <table:table-cell office:value-type="string" calcext:value-type="string">
            <text:p>Miraquest</text:p>
          </table:table-cell>
          <table:table-cell table:number-columns-repeated="5"/>
          <table:table-cell office:value-type="string" calcext:value-type="string">
            <text:p>Loop Chat 1 (WhatToDo ACT 3-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Mira at start of ACT 3 (Map030 Dormont)</text:p>
          </table:table-cell>
          <table:table-cell table:number-columns-repeated="4"/>
          <table:table-cell office:value-type="string" calcext:value-type="string">
            <text:p>Ask Odile what she needs (Dormont Sho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papers in Mira’s room (Map102 MiraRoom)</text:p>
          </table:table-cell>
          <table:table-cell table:number-columns-repeated="4"/>
          <table:table-cell office:value-type="string" calcext:value-type="string">
            <text:p>Loop Chat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lk to Mira in Dormont again</text:p>
          </table:table-cell>
          <table:table-cell table:number-columns-repeated="4"/>
          <table:table-cell office:value-type="string" calcext:value-type="string">
            <text:p>Talk to Librarian (Dormont Library)</text:p>
          </table:table-cell>
        </table:table-row>
        <table:table-row table:style-name="ro1">
          <table:table-cell office:value-type="string" calcext:value-type="string">
            <text:p>You are now done. Wow that’s easy.</text:p>
          </table:table-cell>
          <table:table-cell table:number-columns-repeated="5"/>
          <table:table-cell office:value-type="string" calcext:value-type="string">
            <text:p>Go to Library Hous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o to Secret Library</text:p>
          </table:table-cell>
        </table:table-row>
        <table:table-row table:style-name="ro1">
          <table:table-cell office:value-type="string" calcext:value-type="string">
            <text:p>Isaquest</text:p>
          </table:table-cell>
          <table:table-cell office:value-type="string" calcext:value-type="string">
            <text:p>NOTE: talk to Isa is CE <text:span text:style-name="T1">not</text:span> Map</text:p>
          </table:table-cell>
          <table:table-cell table:number-columns-repeated="4"/>
          <table:table-cell office:value-type="string" calcext:value-type="string">
            <text:p>Talk to Odile a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is quest is yet</text:p>
          </table:table-cell>
          <table:table-cell table:number-columns-repeated="4"/>
          <table:table-cell office:value-type="string" calcext:value-type="string">
            <text:p>Friendquest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im, said help everyone else (Map007 / CE) </text:p>
          </table:table-cell>
          <table:table-cell table:number-columns-repeated="4"/>
          <table:table-cell office:value-type="string" calcext:value-type="string">
            <text:p>Odile Dormont reactions (separate page?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ped everyone. Talk to him again</text:p>
          </table:table-cell>
          <table:table-cell table:number-columns-repeated="4"/>
          <table:table-cell office:value-type="string" calcext:value-type="string">
            <text:p>Boulanger 1</text:p>
          </table:table-cell>
        </table:table-row>
        <table:table-row table:style-name="ro1">
          <table:table-cell office:value-type="string" calcext:value-type="string">
            <text:p>You are now done!</text:p>
          </table:table-cell>
          <table:table-cell table:number-columns-repeated="5"/>
          <table:table-cell office:value-type="string" calcext:value-type="string">
            <text:p>Kid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oulanger 2</text:p>
          </table:table-cell>
        </table:table-row>
        <table:table-row table:style-name="ro1">
          <table:table-cell office:value-type="string" calcext:value-type="string">
            <text:p>Odilequest</text:p>
          </table:table-cell>
          <table:table-cell table:number-columns-repeated="5"/>
          <table:table-cell office:value-type="string" calcext:value-type="string">
            <text:p>Quest time pro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er quest is yet</text:p>
          </table:table-cell>
          <table:table-cell table:number-columns-repeated="4"/>
          <table:table-cell office:value-type="string" calcext:value-type="string">
            <text:p>Loop Chat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er, know what familytale is</text:p>
          </table:table-cell>
          <table:table-cell table:number-columns-repeated="4"/>
          <table:table-cell office:value-type="string" calcext:value-type="string">
            <text:p>Skipped qu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out where Familytale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lequestDone</text:p>
          </table:table-cell>
          <table:table-cell office:value-type="string" calcext:value-type="string">
            <text:p>well. You can read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que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for foods and failed first time (Map022 Village 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vo gives u food reminder once you have any foo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more steps cuz you can GUESS foo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food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neap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ce + Pineappl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osas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eapples + Samosas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thre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….where the hell is 5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’s just no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 says 5 would be rice + samosas though</text:p>
          </table:table-cell>
          <table:table-cell table:number-columns-repeated="6"/>
        </table:table-row>
      </table:table>
      <table:table table:name="Posi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 Pos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mo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or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oor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or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fore the K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End</text:p>
          </table:table-cell>
        </table:table-row>
      </table:table>
      <table:table table:name="Su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us Ev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mon Event 132 (OdileSidequest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vent starts in Map020 (Last Room) when talking to Od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vent dialogue starts after Siffrin says “Bananalogy would be quite aPEELing.”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ditions:</text:p>
          </table:table-cell>
          <table:table-cell table:number-columns-repeated="4"/>
          <table:table-cell office:value-type="string" calcext:value-type="string">
            <text:p>ACT 4 without other conditions met leads to “Are you alright?” dialogue also in CE132</text:p>
          </table:table-cell>
        </table:table-row>
        <table:table-row table:style-name="ro1">
          <table:table-cell office:value-type="string" calcext:value-type="string">
            <text:p>- ACT 4</text:p>
          </table:table-cell>
          <table:table-cell table:number-columns-repeated="4"/>
          <table:table-cell office:value-type="string" calcext:value-type="string">
            <text:p>OdileSidequest ALWAYS procs in ACT 4 after regular dialogue.</text:p>
          </table:table-cell>
        </table:table-row>
        <table:table-row table:style-name="ro1">
          <table:table-cell office:value-type="string" calcext:value-type="string">
            <text:p>- OdileWeird_TL is 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NOT all friendquests do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dileWeird_TL (s21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ps to on, 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99 FriendsKnowAboutWishCraft1_TL is ON (read Wish Craft book in floor 1 locked storage ro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5 FriendsKnowAboutTime_TL is ON (read Time Craft book in floor 2 candle ro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6 FriendsKnowAboutWish2_TL is ON (read Wish Craft book in floor 2 secret librar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rd Points 15 or high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ce of flip: Last Room, 006 Event. 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dileWeird_AL (s22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ps to on after first time getting the e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s repeat dialogue different if conditions are met a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OFF: Regular e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ON: Siffrin teehees suspicions awa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1" office:value-type="string" calcext:value-type="string">
            <text:p>Loop Ta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vailable when:</text:p>
          </table:table-cell>
          <table:table-cell table:number-columns-repeated="5"/>
        </table:table-row>
      </table:table>
      <table:table table:name="Ghost Sif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host Sif Event Stuff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337</text:p>
          </table:table-cell>
          <table:table-cell office:value-type="string" calcext:value-type="string">
            <text:p>QQQ_SifGhostSeen_AL</text:p>
          </table:table-cell>
          <table:table-cell table:number-columns-repeated="2"/>
          <table:table-cell office:value-type="string" calcext:value-type="string">
            <text:p>How many ghosts you’ve seen TOTAL</text:p>
          </table:table-cell>
        </table:table-row>
        <table:table-row table:style-name="ro1">
          <table:table-cell office:value-type="string" calcext:value-type="string">
            <text:p>v332</text:p>
          </table:table-cell>
          <table:table-cell office:value-type="string" calcext:value-type="string">
            <text:p>QQQ_SifGhostSeen_TL</text:p>
          </table:table-cell>
          <table:table-cell table:number-columns-repeated="2"/>
          <table:table-cell office:value-type="string" calcext:value-type="string">
            <text:p>How many ghosts you’ve seen in ONE RUN. Gets reset on loop</text:p>
          </table:table-cell>
        </table:table-row>
        <table:table-row table:style-name="ro1">
          <table:table-cell office:value-type="string" calcext:value-type="string">
            <text:p>s305</text:p>
          </table:table-cell>
          <table:table-cell office:value-type="string" calcext:value-type="string">
            <text:p>RE_ghostsifdone</text:p>
          </table:table-cell>
          <table:table-cell table:number-columns-repeated="2"/>
          <table:table-cell office:value-type="string" calcext:value-type="string">
            <text:p>Set to ON when last talk with Loop abt Ghos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gl. what AL and TL stand for is kinda haunting me.</text:p>
          </table:table-cell>
          <table:table-cell table:number-columns-repeated="3"/>
          <table:table-cell office:value-type="string" calcext:value-type="string">
            <text:p>(Maybe AL is “Always” and TL is “Temporary”? Further investigation required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f TL is = 7, event triggers</text:p>
          </table:table-cell>
          <table:table-cell table:number-columns-repeated="2"/>
          <table:table-cell table:style-name="ce12" office:value-type="string" calcext:value-type="string">
            <text:p>It LOOKS like RNG still needs to hit on Ghost 3 for the event to trigger</text:p>
          </table:table-cell>
          <table:table-cell/>
        </table:table-row>
        <table:table-row table:style-name="ro1">
          <table:table-cell office:value-type="string" calcext:value-type="string">
            <text:p>+1 TL for Floor 1 Ghost</text:p>
          </table:table-cell>
          <table:table-cell table:number-columns-repeated="2"/>
          <table:table-cell office:value-type="string" calcext:value-type="string">
            <text:p>But that just feels kind of wack that it’s not guaranteed</text:p>
          </table:table-cell>
          <table:table-cell/>
        </table:table-row>
        <table:table-row table:style-name="ro1">
          <table:table-cell office:value-type="string" calcext:value-type="string">
            <text:p>+2 TL for Floor 2 Ghost</text:p>
          </table:table-cell>
          <table:table-cell table:number-columns-repeated="2"/>
          <table:table-cell office:value-type="string" calcext:value-type="string">
            <text:p>I mean I just watched a video of this I didn’t do it myself</text:p>
          </table:table-cell>
          <table:table-cell/>
        </table:table-row>
        <table:table-row table:style-name="ro1">
          <table:table-cell office:value-type="string" calcext:value-type="string">
            <text:p>+ 4 TL for Floor 3 Ghost</text:p>
          </table:table-cell>
          <table:table-cell table:number-columns-repeated="2"/>
          <table:table-cell office:value-type="string" calcext:value-type="string">
            <text:p>It feels like people who got ghost 1 &amp; 2 always get 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 do people just get lucky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 think they just need to get lucky. Man that’s WILD.</text:p>
          </table:table-cell>
          <table:table-cell/>
        </table:table-row>
        <table:table-row table:style-name="ro1">
          <table:table-cell office:value-type="string" calcext:value-type="string">
            <text:p>Ghost 3 is only visible in ACT 3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 just doesn’t roll RNG for ACT 2</text:p>
          </table:table-cell>
          <table:table-cell table:number-columns-repeated="2"/>
          <table:table-cell table:style-name="ce21" office:value-type="string" calcext:value-type="string">
            <text:p>Loop Talk Stuf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 only ask about ghosts once AL higher than 2</text:p>
          </table:table-cell>
          <table:table-cell/>
        </table:table-row>
        <table:table-row table:style-name="ro1">
          <table:table-cell office:value-type="string" calcext:value-type="string">
            <text:p>Ghost Maps</text:p>
          </table:table-cell>
          <table:table-cell table:number-columns-repeated="2"/>
          <table:table-cell office:value-type="string" calcext:value-type="string">
            <text:p>Disabled once s305 is set to ON by second post event convo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Map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Map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Map108</text:p>
          </table:table-cell>
          <table:table-cell table:number-columns-repeated="3"/>
        </table:table-row>
      </table:table>
      <table:table table:name="Random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ok fan</text:p>
          </table:table-cell>
          <table:table-cell office:value-type="string" calcext:value-type="string">
            <text:p>v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rafan</text:p>
          </table:table-cell>
          <table:table-cell office:value-type="string" calcext:value-type="string">
            <text:p>v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v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v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op question enabled once any of them are &gt;0, disabled when 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.00.0000</text:date>, <text:time style:data-style-name="N2" text:time-value="15:32:33.24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9:11:27.503000000</meta:creation-date>
    <dc:date>2024-06-12T15:35:54.711000000</dc:date>
    <meta:editing-duration>PT3H35M49S</meta:editing-duration>
    <meta:editing-cycles>26</meta:editing-cycles>
    <meta:generator>LibreOffice/24.2.2.2$Windows_X86_64 LibreOffice_project/d56cc158d8a96260b836f100ef4b4ef25d6f1a01</meta:generator>
    <meta:document-statistic meta:table-count="9" meta:cell-count="311" meta:object-count="0"/>
    <meta:user-defined meta:name="qrichtext">1</meta:user-defined>
  </office:meta>
</office:document-meta>
</file>